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5"/>
      <text:p text:style-name="P16">X.XXV</text:p>
      <text:p text:style-name="P16"/>
      <text:p text:style-name="P16">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6"/>
      <text:p text:style-name="P17">Things about which I have shame: playing WoW last night, not taking the hint that I could make Hannah spaghetti for lunch, not having a monetarily secure future.</text:p>
      <text:p text:style-name="P17"/>
      <text:p text:style-name="P18">. . .</text:p>
      <text:p text:style-name="P17"/>
      <text:p text:style-name="P19">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9"><text:s text:c="3"/>“This could take a while,” I observed.</text:p>
      <text:p text:style-name="P19"><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9"><text:soft-page-break/>. . .<text:span text:style-name="T11">I started to write my hurricane blurb for Summer, until Tony had me on the phone with FEMA. I filled out an application and then joined a group for a DM East key run, 3:10.</text:span></text:p>
      <text:p text:style-name="P19">.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8:48:25.943616935</dc:date>
    <meta:editing-duration>P57DT14H9M39S</meta:editing-duration>
    <meta:editing-cycles>659</meta:editing-cycles>
    <meta:generator>LibreOffice/24.2.5.2$MacOSX_X86_64 LibreOffice_project/bffef4ea93e59bebbeaf7f431bb02b1a39ee8a59</meta:generator>
    <meta:print-date>2024-10-25T13:59:07.411630130</meta:print-date>
    <meta:document-statistic meta:table-count="0" meta:image-count="0" meta:object-count="0" meta:page-count="32" meta:paragraph-count="48" meta:word-count="2051" meta:character-count="10952" meta:non-whitespace-character-count="8913"/>
  </office:meta>
</office:document-meta>
</file>